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table:style-name="ce1" office:value-type="string">
            <text:p>VANILLA FOLDERS</text:p>
          </table:table-cell>
          <table:table-cell table:style-name="ce2" table:number-columns-repeated="30"/>
        </table:table-row>
        <table:table-row table:style-name="ro1">
          <table:table-cell office:value-type="string">
            <text:p>Folder #1</text:p>
          </table:table-cell>
          <table:table-cell table:number-columns-repeated="2" office:value-type="string">
            <text:p>1 0</text:p>
          </table:table-cell>
          <table:table-cell table:number-columns-repeated="2" office:value-type="string">
            <text:p>1 1</text:p>
          </table:table-cell>
          <table:table-cell table:number-columns-repeated="3" office:value-type="string">
            <text:p>10 10</text:p>
          </table:table-cell>
          <table:table-cell table:number-columns-repeated="3" office:value-type="string">
            <text:p>11 3</text:p>
          </table:table-cell>
          <table:table-cell office:value-type="string">
            <text:p>12 18</text:p>
          </table:table-cell>
          <table:table-cell table:number-columns-repeated="3" office:value-type="string">
            <text:p>4 26</text:p>
          </table:table-cell>
          <table:table-cell table:number-columns-repeated="2" office:value-type="string">
            <text:p>20 1</text:p>
          </table:table-cell>
          <table:table-cell office:value-type="string">
            <text:p>20 18</text:p>
          </table:table-cell>
          <table:table-cell table:number-columns-repeated="3" office:value-type="string">
            <text:p>30 11</text:p>
          </table:table-cell>
          <table:table-cell office:value-type="string">
            <text:p>31 11</text:p>
          </table:table-cell>
          <table:table-cell table:number-columns-repeated="2" office:value-type="string">
            <text:p>119 1</text:p>
          </table:table-cell>
          <table:table-cell office:value-type="string">
            <text:p>130 11</text:p>
          </table:table-cell>
          <table:table-cell table:number-columns-repeated="2" office:value-type="string">
            <text:p>121 0</text:p>
          </table:table-cell>
          <table:table-cell table:number-columns-repeated="2" office:value-type="string">
            <text:p>121 11</text:p>
          </table:table-cell>
          <table:table-cell table:number-columns-repeated="2" office:value-type="string">
            <text:p>195 26</text:p>
          </table:table-cell>
        </table:table-row>
        <table:table-row table:style-name="ro1">
          <table:table-cell office:value-type="string">
            <text:p>Folder #2</text:p>
          </table:table-cell>
          <table:table-cell table:number-columns-repeated="4" office:value-type="string">
            <text:p>58 7</text:p>
          </table:table-cell>
          <table:table-cell table:number-columns-repeated="3" office:value-type="string">
            <text:p>66 18</text:p>
          </table:table-cell>
          <table:table-cell table:number-columns-repeated="3" office:value-type="string">
            <text:p>67 22</text:p>
          </table:table-cell>
          <table:table-cell table:number-columns-repeated="4" office:value-type="string">
            <text:p>90 22</text:p>
          </table:table-cell>
          <table:table-cell table:number-columns-repeated="3" office:value-type="string">
            <text:p>20 26</text:p>
          </table:table-cell>
          <table:table-cell office:value-type="string">
            <text:p>31 4</text:p>
          </table:table-cell>
          <table:table-cell office:value-type="string">
            <text:p>37 21</text:p>
          </table:table-cell>
          <table:table-cell office:value-type="string">
            <text:p>43 3</text:p>
          </table:table-cell>
          <table:table-cell office:value-type="string">
            <text:p>151 4</text:p>
          </table:table-cell>
          <table:table-cell office:value-type="string">
            <text:p>152 20</text:p>
          </table:table-cell>
          <table:table-cell office:value-type="string">
            <text:p>153 16</text:p>
          </table:table-cell>
          <table:table-cell office:value-type="string">
            <text:p>130 11</text:p>
          </table:table-cell>
          <table:table-cell table:number-columns-repeated="4" office:value-type="string">
            <text:p>123 26</text:p>
          </table:table-cell>
          <table:table-cell table:number-columns-repeated="2" office:value-type="string">
            <text:p>195 26</text:p>
          </table:table-cell>
        </table:table-row>
        <table:table-row table:style-name="ro1">
          <table:table-cell office:value-type="string">
            <text:p>Folder #3</text:p>
          </table:table-cell>
          <table:table-cell table:number-columns-repeated="2" office:value-type="string">
            <text:p>58 0</text:p>
          </table:table-cell>
          <table:table-cell table:number-columns-repeated="2" office:value-type="string">
            <text:p>58 5</text:p>
          </table:table-cell>
          <table:table-cell table:number-columns-repeated="2" office:value-type="string">
            <text:p>10 5</text:p>
          </table:table-cell>
          <table:table-cell office:value-type="string">
            <text:p>10 26</text:p>
          </table:table-cell>
          <table:table-cell table:number-columns-repeated="2" office:value-type="string">
            <text:p>11 6</text:p>
          </table:table-cell>
          <table:table-cell office:value-type="string">
            <text:p>11 26</text:p>
          </table:table-cell>
          <table:table-cell table:number-columns-repeated="2" office:value-type="string">
            <text:p>12 24</text:p>
          </table:table-cell>
          <table:table-cell office:value-type="string">
            <text:p>12 26</text:p>
          </table:table-cell>
          <table:table-cell office:value-type="string">
            <text:p>13 12</text:p>
          </table:table-cell>
          <table:table-cell office:value-type="string">
            <text:p>13 13</text:p>
          </table:table-cell>
          <table:table-cell office:value-type="string">
            <text:p>13 14</text:p>
          </table:table-cell>
          <table:table-cell office:value-type="string">
            <text:p>53 6</text:p>
          </table:table-cell>
          <table:table-cell office:value-type="string">
            <text:p>75 7</text:p>
          </table:table-cell>
          <table:table-cell table:number-columns-repeated="2" office:value-type="string">
            <text:p>129 24</text:p>
          </table:table-cell>
          <table:table-cell table:number-columns-repeated="4" office:value-type="string">
            <text:p>118 26</text:p>
          </table:table-cell>
          <table:table-cell office:value-type="string">
            <text:p>30 24</text:p>
          </table:table-cell>
          <table:table-cell office:value-type="string">
            <text:p>31 24</text:p>
          </table:table-cell>
          <table:table-cell office:value-type="string">
            <text:p>32 24</text:p>
          </table:table-cell>
          <table:table-cell table:number-columns-repeated="3" office:value-type="string">
            <text:p>195 26</text:p>
          </table:table-cell>
        </table:table-row>
        <table:table-row table:style-name="ro1">
          <table:table-cell office:value-type="string">
            <text:p>Folder #4</text:p>
          </table:table-cell>
          <table:table-cell table:number-columns-repeated="2" office:value-type="string">
            <text:p>14 0</text:p>
          </table:table-cell>
          <table:table-cell table:number-columns-repeated="2" office:value-type="string">
            <text:p>17 1</text:p>
          </table:table-cell>
          <table:table-cell table:number-columns-repeated="3" office:value-type="string">
            <text:p>21 3</text:p>
          </table:table-cell>
          <table:table-cell table:number-columns-repeated="3" office:value-type="string">
            <text:p>24 3</text:p>
          </table:table-cell>
          <table:table-cell table:number-columns-repeated="4" office:value-type="string">
            <text:p>54 18</text:p>
          </table:table-cell>
          <table:table-cell table:number-columns-repeated="4" office:value-type="string">
            <text:p>84 7</text:p>
          </table:table-cell>
          <table:table-cell office:value-type="string">
            <text:p>31 16</text:p>
          </table:table-cell>
          <table:table-cell office:value-type="string">
            <text:p>32 4</text:p>
          </table:table-cell>
          <table:table-cell office:value-type="string">
            <text:p>33 5</text:p>
          </table:table-cell>
          <table:table-cell office:value-type="string">
            <text:p>34 13</text:p>
          </table:table-cell>
          <table:table-cell office:value-type="string">
            <text:p>35 21</text:p>
          </table:table-cell>
          <table:table-cell office:value-type="string">
            <text:p>36 22</text:p>
          </table:table-cell>
          <table:table-cell table:number-columns-repeated="2" office:value-type="string">
            <text:p>124 3</text:p>
          </table:table-cell>
          <table:table-cell office:value-type="string">
            <text:p>195 26</text:p>
          </table:table-cell>
          <table:table-cell office:value-type="string">
            <text:p>219 17</text:p>
          </table:table-cell>
          <table:table-cell office:value-type="string">
            <text:p>222 6</text:p>
          </table:table-cell>
          <table:table-cell office:value-type="string">
            <text:p>223 6</text:p>
          </table:table-cell>
        </table:table-row>
        <table:table-row table:style-name="ro1">
          <table:table-cell office:value-type="string">
            <text:p>Folder #5</text:p>
          </table:table-cell>
          <table:table-cell table:number-columns-repeated="2" office:value-type="string">
            <text:p>2 7</text:p>
          </table:table-cell>
          <table:table-cell office:value-type="string">
            <text:p>2 8</text:p>
          </table:table-cell>
          <table:table-cell office:value-type="string">
            <text:p>2 9</text:p>
          </table:table-cell>
          <table:table-cell table:number-columns-repeated="3" office:value-type="string">
            <text:p>45 6</text:p>
          </table:table-cell>
          <table:table-cell table:number-columns-repeated="2" office:value-type="string">
            <text:p>66 0</text:p>
          </table:table-cell>
          <table:table-cell office:value-type="string">
            <text:p>66 26</text:p>
          </table:table-cell>
          <table:table-cell office:value-type="string">
            <text:p>75 25</text:p>
          </table:table-cell>
          <table:table-cell office:value-type="string">
            <text:p>84 7</text:p>
          </table:table-cell>
          <table:table-cell office:value-type="string">
            <text:p>54 5</text:p>
          </table:table-cell>
          <table:table-cell table:number-columns-repeated="2" office:value-type="string">
            <text:p>160 26</text:p>
          </table:table-cell>
          <table:table-cell office:value-type="string">
            <text:p>30 24</text:p>
          </table:table-cell>
          <table:table-cell office:value-type="string">
            <text:p>31 24</text:p>
          </table:table-cell>
          <table:table-cell office:value-type="string">
            <text:p>32 24</text:p>
          </table:table-cell>
          <table:table-cell office:value-type="string">
            <text:p>32 11</text:p>
          </table:table-cell>
          <table:table-cell office:value-type="string">
            <text:p>32 17</text:p>
          </table:table-cell>
          <table:table-cell office:value-type="string">
            <text:p>33 5</text:p>
          </table:table-cell>
          <table:table-cell office:value-type="string">
            <text:p>34 0</text:p>
          </table:table-cell>
          <table:table-cell office:value-type="string">
            <text:p>35 4</text:p>
          </table:table-cell>
          <table:table-cell office:value-type="string">
            <text:p>36 22</text:p>
          </table:table-cell>
          <table:table-cell office:value-type="string">
            <text:p>38 2</text:p>
          </table:table-cell>
          <table:table-cell table:number-columns-repeated="2" office:value-type="string">
            <text:p>130 26</text:p>
          </table:table-cell>
          <table:table-cell office:value-type="string">
            <text:p>219 17</text:p>
          </table:table-cell>
          <table:table-cell office:value-type="string">
            <text:p>232 5</text:p>
          </table:table-cell>
          <table:table-cell office:value-type="string">
            <text:p>237 1</text:p>
          </table:table-cell>
        </table:table-row>
        <table:table-row table:style-name="ro1">
          <table:table-cell office:value-type="string">
            <text:p>Folder #6</text:p>
          </table:table-cell>
          <table:table-cell office:value-type="string">
            <text:p>1 0</text:p>
          </table:table-cell>
          <table:table-cell table:number-columns-repeated="2" office:value-type="string">
            <text:p>1 1</text:p>
          </table:table-cell>
          <table:table-cell office:value-type="string">
            <text:p>1 2</text:p>
          </table:table-cell>
          <table:table-cell table:number-columns-repeated="4" office:value-type="string">
            <text:p>4 26</text:p>
          </table:table-cell>
          <table:table-cell table:number-columns-repeated="4" office:value-type="string">
            <text:p>14 26</text:p>
          </table:table-cell>
          <table:table-cell table:number-columns-repeated="4" office:value-type="string">
            <text:p>17 26</text:p>
          </table:table-cell>
          <table:table-cell office:value-type="string">
            <text:p>66 0</text:p>
          </table:table-cell>
          <table:table-cell office:value-type="string">
            <text:p>66 12</text:p>
          </table:table-cell>
          <table:table-cell office:value-type="string">
            <text:p>66 15</text:p>
          </table:table-cell>
          <table:table-cell office:value-type="string">
            <text:p>66 26</text:p>
          </table:table-cell>
          <table:table-cell office:value-type="string">
            <text:p>69 2</text:p>
          </table:table-cell>
          <table:table-cell office:value-type="string">
            <text:p>69 4</text:p>
          </table:table-cell>
          <table:table-cell office:value-type="string">
            <text:p>69 6</text:p>
          </table:table-cell>
          <table:table-cell office:value-type="string">
            <text:p>69 26</text:p>
          </table:table-cell>
          <table:table-cell office:value-type="string">
            <text:p>122 5</text:p>
          </table:table-cell>
          <table:table-cell office:value-type="string">
            <text:p>122 7</text:p>
          </table:table-cell>
          <table:table-cell office:value-type="string">
            <text:p>122 12</text:p>
          </table:table-cell>
          <table:table-cell office:value-type="string">
            <text:p>124 3</text:p>
          </table:table-cell>
          <table:table-cell office:value-type="string">
            <text:p>219 17</text:p>
          </table:table-cell>
          <table:table-cell office:value-type="string">
            <text:p>222 6</text:p>
          </table:table-cell>
        </table:table-row>
        <table:table-row table:style-name="ro1">
          <table:table-cell office:value-type="string">
            <text:p>Folder #7</text:p>
          </table:table-cell>
          <table:table-cell table:number-columns-repeated="2" office:value-type="string">
            <text:p>20 26</text:p>
          </table:table-cell>
          <table:table-cell table:number-columns-repeated="4" office:value-type="string">
            <text:p>21 7</text:p>
          </table:table-cell>
          <table:table-cell table:number-columns-repeated="4" office:value-type="string">
            <text:p>24 15</text:p>
          </table:table-cell>
          <table:table-cell table:number-columns-repeated="2" office:value-type="string">
            <text:p>64 19</text:p>
          </table:table-cell>
          <table:table-cell table:number-columns-repeated="4" office:value-type="string">
            <text:p>120 26</text:p>
          </table:table-cell>
          <table:table-cell office:value-type="string">
            <text:p>121 26</text:p>
          </table:table-cell>
          <table:table-cell office:value-type="string">
            <text:p>122 26</text:p>
          </table:table-cell>
          <table:table-cell office:value-type="string">
            <text:p>123 26</text:p>
          </table:table-cell>
          <table:table-cell office:value-type="string">
            <text:p>124 26</text:p>
          </table:table-cell>
          <table:table-cell table:number-columns-repeated="2" office:value-type="string">
            <text:p>129 26</text:p>
          </table:table-cell>
          <table:table-cell table:number-columns-repeated="2" office:value-type="string">
            <text:p>130 4</text:p>
          </table:table-cell>
          <table:table-cell office:value-type="string">
            <text:p>159 26</text:p>
          </table:table-cell>
          <table:table-cell table:number-columns-repeated="3" office:value-type="string">
            <text:p>131 8</text:p>
          </table:table-cell>
          <table:table-cell office:value-type="string">
            <text:p>195 26</text:p>
          </table:table-cell>
          <table:table-cell office:value-type="string">
            <text:p>199 26</text:p>
          </table:table-cell>
        </table:table-row>
        <table:table-row table:style-name="ro1">
          <table:table-cell office:value-type="string">
            <text:p>Folder #8</text:p>
          </table:table-cell>
          <table:table-cell table:number-columns-repeated="4" office:value-type="string">
            <text:p>30 24</text:p>
          </table:table-cell>
          <table:table-cell table:number-columns-repeated="4" office:value-type="string">
            <text:p>31 11</text:p>
          </table:table-cell>
          <table:table-cell table:number-columns-repeated="2" office:value-type="string">
            <text:p>129 26</text:p>
          </table:table-cell>
          <table:table-cell office:value-type="string">
            <text:p>130 26</text:p>
          </table:table-cell>
          <table:table-cell office:value-type="string">
            <text:p>21 19</text:p>
          </table:table-cell>
          <table:table-cell office:value-type="string">
            <text:p>24 15</text:p>
          </table:table-cell>
          <table:table-cell office:value-type="string">
            <text:p>42 17</text:p>
          </table:table-cell>
          <table:table-cell office:value-type="string">
            <text:p>44 3</text:p>
          </table:table-cell>
          <table:table-cell office:value-type="string">
            <text:p>47 2</text:p>
          </table:table-cell>
          <table:table-cell office:value-type="string">
            <text:p>53 25</text:p>
          </table:table-cell>
          <table:table-cell office:value-type="string">
            <text:p>54 16</text:p>
          </table:table-cell>
          <table:table-cell office:value-type="string">
            <text:p>58 0</text:p>
          </table:table-cell>
          <table:table-cell office:value-type="string">
            <text:p>64 6</text:p>
          </table:table-cell>
          <table:table-cell office:value-type="string">
            <text:p>66 12</text:p>
          </table:table-cell>
          <table:table-cell office:value-type="string">
            <text:p>69 5</text:p>
          </table:table-cell>
          <table:table-cell office:value-type="string">
            <text:p>75 7</text:p>
          </table:table-cell>
          <table:table-cell office:value-type="string">
            <text:p>84 9</text:p>
          </table:table-cell>
          <table:table-cell office:value-type="string">
            <text:p>93 1</text:p>
          </table:table-cell>
          <table:table-cell office:value-type="string">
            <text:p>143 26</text:p>
          </table:table-cell>
          <table:table-cell office:value-type="string">
            <text:p>144 26</text:p>
          </table:table-cell>
          <table:table-cell office:value-type="string">
            <text:p>195 26</text:p>
          </table:table-cell>
          <table:table-cell office:value-type="string">
            <text:p>232 5</text:p>
          </table:table-cell>
          <table:table-cell office:value-type="string">
            <text:p>242 1</text:p>
          </table:table-cell>
        </table:table-row>
        <table:table-row table:style-name="ro1">
          <table:table-cell office:value-type="string">
            <text:p>Folder #9</text:p>
          </table:table-cell>
          <table:table-cell table:number-columns-repeated="2" office:value-type="string">
            <text:p>66 0</text:p>
          </table:table-cell>
          <table:table-cell table:number-columns-repeated="3" office:value-type="string">
            <text:p>133 2</text:p>
          </table:table-cell>
          <table:table-cell table:number-columns-repeated="3" office:value-type="string">
            <text:p>84 5</text:p>
          </table:table-cell>
          <table:table-cell table:number-columns-repeated="2" office:value-type="string">
            <text:p>65 19</text:p>
          </table:table-cell>
          <table:table-cell table:number-columns-repeated="3" office:value-type="string">
            <text:p>72 18</text:p>
          </table:table-cell>
          <table:table-cell table:number-columns-repeated="3" office:value-type="string">
            <text:p>93 9</text:p>
          </table:table-cell>
          <table:table-cell office:value-type="string">
            <text:p>54 16</text:p>
          </table:table-cell>
          <table:table-cell office:value-type="string">
            <text:p>179 19</text:p>
          </table:table-cell>
          <table:table-cell office:value-type="string">
            <text:p>180 6</text:p>
          </table:table-cell>
          <table:table-cell office:value-type="string">
            <text:p>181 26</text:p>
          </table:table-cell>
          <table:table-cell office:value-type="string">
            <text:p>182 1</text:p>
          </table:table-cell>
          <table:table-cell office:value-type="string">
            <text:p>196 26</text:p>
          </table:table-cell>
          <table:table-cell office:value-type="string">
            <text:p>197 26</text:p>
          </table:table-cell>
          <table:table-cell office:value-type="string">
            <text:p>198 26</text:p>
          </table:table-cell>
          <table:table-cell office:value-type="string">
            <text:p>199 26</text:p>
          </table:table-cell>
          <table:table-cell office:value-type="string">
            <text:p>232 5</text:p>
          </table:table-cell>
          <table:table-cell office:value-type="string">
            <text:p>242 1</text:p>
          </table:table-cell>
          <table:table-cell office:value-type="string">
            <text:p>237 1</text:p>
          </table:table-cell>
          <table:table-cell office:value-type="string">
            <text:p>257 5</text:p>
          </table:table-cell>
          <table:table-cell office:value-type="string">
            <text:p>252 15</text:p>
          </table:table-cell>
        </table:table-row>
        <table:table-row table:style-name="ro1">
          <table:table-cell office:value-type="string">
            <text:p>Folder #10</text:p>
          </table:table-cell>
          <table:table-cell table:number-columns-repeated="4" office:value-type="string">
            <text:p>4 26</text:p>
          </table:table-cell>
          <table:table-cell table:number-columns-repeated="4" office:value-type="string">
            <text:p>47 3</text:p>
          </table:table-cell>
          <table:table-cell office:value-type="string">
            <text:p>14 4</text:p>
          </table:table-cell>
          <table:table-cell office:value-type="string">
            <text:p>15 4</text:p>
          </table:table-cell>
          <table:table-cell office:value-type="string">
            <text:p>16 4</text:p>
          </table:table-cell>
          <table:table-cell office:value-type="string">
            <text:p>17 9</text:p>
          </table:table-cell>
          <table:table-cell office:value-type="string">
            <text:p>18 9</text:p>
          </table:table-cell>
          <table:table-cell office:value-type="string">
            <text:p>19 9</text:p>
          </table:table-cell>
          <table:table-cell table:number-columns-repeated="3" office:value-type="string">
            <text:p>87 18</text:p>
          </table:table-cell>
          <table:table-cell table:number-columns-repeated="3" office:value-type="string">
            <text:p>93 9</text:p>
          </table:table-cell>
          <table:table-cell office:value-type="string">
            <text:p>99 10</text:p>
          </table:table-cell>
          <table:table-cell office:value-type="string">
            <text:p>100 3</text:p>
          </table:table-cell>
          <table:table-cell table:number-columns-repeated="3" office:value-type="string">
            <text:p>141 26</text:p>
          </table:table-cell>
          <table:table-cell office:value-type="string">
            <text:p>142 10</text:p>
          </table:table-cell>
          <table:table-cell office:value-type="string">
            <text:p>142 22</text:p>
          </table:table-cell>
          <table:table-cell office:value-type="string">
            <text:p>267 12</text:p>
          </table:table-cell>
          <table:table-cell office:value-type="string">
            <text:p>268 12</text:p>
          </table:table-cell>
          <table:table-cell office:value-type="string">
            <text:p>269 12</text:p>
          </table:table-cell>
        </table:table-row>
        <table:table-row table:style-name="ro1">
          <table:table-cell office:value-type="string">
            <text:p>Folder #11</text:p>
          </table:table-cell>
          <table:table-cell table:number-columns-repeated="4" office:value-type="string">
            <text:p>1 0</text:p>
          </table:table-cell>
          <table:table-cell table:number-columns-repeated="4" office:value-type="string">
            <text:p>10 9</text:p>
          </table:table-cell>
          <table:table-cell table:number-columns-repeated="4" office:value-type="string">
            <text:p>11 3</text:p>
          </table:table-cell>
          <table:table-cell table:number-columns-repeated="4" office:value-type="string">
            <text:p>12 18</text:p>
          </table:table-cell>
          <table:table-cell table:number-columns-repeated="4" office:value-type="string">
            <text:p>4 26</text:p>
          </table:table-cell>
          <table:table-cell table:number-columns-repeated="4" office:value-type="string">
            <text:p>20 1</text:p>
          </table:table-cell>
          <table:table-cell table:number-columns-repeated="4" office:value-type="string">
            <text:p>30 11</text:p>
          </table:table-cell>
          <table:table-cell office:value-type="string">
            <text:p>31 11</text:p>
          </table:table-cell>
          <table:table-cell office:value-type="string">
            <text:p>130 11</text:p>
          </table:table-cell>
        </table:table-row>
        <table:table-row table:style-name="ro1">
          <table:table-cell table:style-name="ce1" office:value-type="string">
            <text:p>BASIC FOLDERS</text:p>
          </table:table-cell>
          <table:table-cell table:style-name="ce2" table:number-columns-repeated="30"/>
        </table:table-row>
        <table:table-row table:style-name="ro1">
          <table:table-cell office:value-type="string">
            <text:p>Basic Fire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2 26</text:p>
          </table:table-cell>
          <table:table-cell table:number-columns-repeated="2" office:value-type="string">
            <text:p>17 26</text:p>
          </table:table-cell>
          <table:table-cell office:value-type="string">
            <text:p>18 9</text:p>
          </table:table-cell>
          <table:table-cell office:value-type="string">
            <text:p>19 9</text:p>
          </table:table-cell>
          <table:table-cell table:number-columns-repeated="3" office:value-type="string">
            <text:p>54 5</text:p>
          </table:table-cell>
          <table:table-cell office:value-type="string">
            <text:p>33 5</text:p>
          </table:table-cell>
          <table:table-cell office:value-type="string">
            <text:p>27 5</text:p>
          </table:table-cell>
          <table:table-cell table:number-columns-repeated="2" office:value-type="string">
            <text:p>55 7</text:p>
          </table:table-cell>
          <table:table-cell table:number-columns-repeated="2" office:value-type="string">
            <text:p>88 7</text:p>
          </table:table-cell>
          <table:table-cell table:number-columns-repeated="2" office:value-type="string">
            <text:p>81 7</text:p>
          </table:table-cell>
          <table:table-cell table:number-columns-repeated="4" office:value-type="string">
            <text:p>195 26</text:p>
          </table:table-cell>
          <table:table-cell office:value-type="string">
            <text:p>196 26</text:p>
          </table:table-cell>
          <table:table-cell table:number-columns-repeated="2" office:value-type="string">
            <text:p>194 26</text:p>
          </table:table-cell>
          <table:table-cell table:number-columns-repeated="2" office:value-type="string">
            <text:p>179 26</text:p>
          </table:table-cell>
          <table:table-cell office:value-type="string">
            <text:p>215 26</text:p>
          </table:table-cell>
          <table:table-cell office:value-type="string">
            <text:p>257 5</text:p>
          </table:table-cell>
        </table:table-row>
        <table:table-row table:style-name="ro1">
          <table:table-cell office:value-type="string">
            <text:p>Basic Aqua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13 26</text:p>
          </table:table-cell>
          <table:table-cell table:number-columns-repeated="2" office:value-type="string">
            <text:p>14 26</text:p>
          </table:table-cell>
          <table:table-cell office:value-type="string">
            <text:p>15 4</text:p>
          </table:table-cell>
          <table:table-cell office:value-type="string">
            <text:p>16 4</text:p>
          </table:table-cell>
          <table:table-cell table:number-columns-repeated="3" office:value-type="string">
            <text:p>90 26</text:p>
          </table:table-cell>
          <table:table-cell office:value-type="string">
            <text:p>34 0</text:p>
          </table:table-cell>
          <table:table-cell office:value-type="string">
            <text:p>107 1</text:p>
          </table:table-cell>
          <table:table-cell table:number-columns-repeated="3" office:value-type="string">
            <text:p>61 4</text:p>
          </table:table-cell>
          <table:table-cell office:value-type="string">
            <text:p>133 1</text:p>
          </table:table-cell>
          <table:table-cell office:value-type="string">
            <text:p>133 2</text:p>
          </table:table-cell>
          <table:table-cell office:value-type="string">
            <text:p>133 3</text:p>
          </table:table-cell>
          <table:table-cell table:number-columns-repeated="2" office:value-type="string">
            <text:p>119 1</text:p>
          </table:table-cell>
          <table:table-cell office:value-type="string">
            <text:p>120 26</text:p>
          </table:table-cell>
          <table:table-cell office:value-type="string">
            <text:p>195 26</text:p>
          </table:table-cell>
          <table:table-cell office:value-type="string">
            <text:p>197 26</text:p>
          </table:table-cell>
          <table:table-cell table:number-columns-repeated="2" office:value-type="string">
            <text:p>173 26</text:p>
          </table:table-cell>
          <table:table-cell table:number-columns-repeated="2" office:value-type="string">
            <text:p>180 26</text:p>
          </table:table-cell>
          <table:table-cell office:value-type="string">
            <text:p>216 26</text:p>
          </table:table-cell>
          <table:table-cell office:value-type="string">
            <text:p>242 1</text:p>
          </table:table-cell>
        </table:table-row>
        <table:table-row table:style-name="ro1">
          <table:table-cell office:value-type="string">
            <text:p>Basic Wood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11 26</text:p>
          </table:table-cell>
          <table:table-cell table:number-columns-repeated="3" office:value-type="string">
            <text:p>84 12</text:p>
          </table:table-cell>
          <table:table-cell table:number-columns-repeated="3" office:value-type="string">
            <text:p>78 12</text:p>
          </table:table-cell>
          <table:table-cell table:number-columns-repeated="3" office:value-type="string">
            <text:p>75 3</text:p>
          </table:table-cell>
          <table:table-cell office:value-type="string">
            <text:p>36 1</text:p>
          </table:table-cell>
          <table:table-cell table:number-columns-repeated="2" office:value-type="string">
            <text:p>72 3</text:p>
          </table:table-cell>
          <table:table-cell table:number-columns-repeated="2" office:value-type="string">
            <text:p>72 26</text:p>
          </table:table-cell>
          <table:table-cell table:number-columns-repeated="2" office:value-type="string">
            <text:p>63 3</text:p>
          </table:table-cell>
          <table:table-cell table:number-columns-repeated="3" office:value-type="string">
            <text:p>195 26</text:p>
          </table:table-cell>
          <table:table-cell office:value-type="string">
            <text:p>199 26</text:p>
          </table:table-cell>
          <table:table-cell table:number-columns-repeated="2" office:value-type="string">
            <text:p>160 26</text:p>
          </table:table-cell>
          <table:table-cell table:number-columns-repeated="2" office:value-type="string">
            <text:p>181 26</text:p>
          </table:table-cell>
          <table:table-cell office:value-type="string">
            <text:p>218 26</text:p>
          </table:table-cell>
          <table:table-cell office:value-type="string">
            <text:p>252 15</text:p>
          </table:table-cell>
        </table:table-row>
        <table:table-row table:style-name="ro1">
          <table:table-cell office:value-type="string">
            <text:p>Basic Elec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10 26</text:p>
          </table:table-cell>
          <table:table-cell table:number-columns-repeated="3" office:value-type="string">
            <text:p>66 26</text:p>
          </table:table-cell>
          <table:table-cell table:number-columns-repeated="3" office:value-type="string">
            <text:p>101 2</text:p>
          </table:table-cell>
          <table:table-cell table:number-columns-repeated="3" office:value-type="string">
            <text:p>96 1</text:p>
          </table:table-cell>
          <table:table-cell office:value-type="string">
            <text:p>35 15</text:p>
          </table:table-cell>
          <table:table-cell table:number-columns-repeated="3" office:value-type="string">
            <text:p>93 1</text:p>
          </table:table-cell>
          <table:table-cell table:number-columns-repeated="2" office:value-type="string">
            <text:p>68 2</text:p>
          </table:table-cell>
          <table:table-cell table:number-columns-repeated="4" office:value-type="string">
            <text:p>195 26</text:p>
          </table:table-cell>
          <table:table-cell office:value-type="string">
            <text:p>198 26</text:p>
          </table:table-cell>
          <table:table-cell table:number-columns-repeated="2" office:value-type="string">
            <text:p>176 24</text:p>
          </table:table-cell>
          <table:table-cell table:number-columns-repeated="2" office:value-type="string">
            <text:p>183 26</text:p>
          </table:table-cell>
          <table:table-cell office:value-type="string">
            <text:p>217 26</text:p>
          </table:table-cell>
          <table:table-cell office:value-type="string">
            <text:p>232 5</text:p>
          </table:table-cell>
        </table:table-row>
        <table:table-row table:style-name="ro1">
          <table:table-cell office:value-type="string">
            <text:p>Basic Normal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69 26</text:p>
          </table:table-cell>
          <table:table-cell table:number-columns-repeated="2" office:value-type="string">
            <text:p>118 26</text:p>
          </table:table-cell>
          <table:table-cell office:value-type="string">
            <text:p>120 13</text:p>
          </table:table-cell>
          <table:table-cell office:value-type="string">
            <text:p>120 17</text:p>
          </table:table-cell>
          <table:table-cell table:number-columns-repeated="2" office:value-type="string">
            <text:p>141 17</text:p>
          </table:table-cell>
          <table:table-cell table:number-columns-repeated="2" office:value-type="string">
            <text:p>59 13</text:p>
          </table:table-cell>
          <table:table-cell table:number-columns-repeated="2" office:value-type="string">
            <text:p>39 13</text:p>
          </table:table-cell>
          <table:table-cell table:number-columns-repeated="2" office:value-type="string">
            <text:p>110 17</text:p>
          </table:table-cell>
          <table:table-cell table:number-columns-repeated="2" office:value-type="string">
            <text:p>154 17</text:p>
          </table:table-cell>
          <table:table-cell office:value-type="string">
            <text:p>151 13</text:p>
          </table:table-cell>
          <table:table-cell office:value-type="string">
            <text:p>154 13</text:p>
          </table:table-cell>
          <table:table-cell office:value-type="string">
            <text:p>99 13</text:p>
          </table:table-cell>
          <table:table-cell table:number-columns-repeated="3" office:value-type="string">
            <text:p>4 26</text:p>
          </table:table-cell>
          <table:table-cell office:value-type="string">
            <text:p>123 26</text:p>
          </table:table-cell>
          <table:table-cell office:value-type="string">
            <text:p>125 26</text:p>
          </table:table-cell>
          <table:table-cell office:value-type="string">
            <text:p>174 26</text:p>
          </table:table-cell>
          <table:table-cell office:value-type="string">
            <text:p>130 26</text:p>
          </table:table-cell>
          <table:table-cell office:value-type="string">
            <text:p>205 26</text:p>
          </table:table-cell>
          <table:table-cell office:value-type="string">
            <text:p>211 26</text:p>
          </table:table-cell>
        </table:table-row>
        <table:table-row table:style-name="ro1">
          <table:table-cell table:style-name="ce1" office:value-type="string">
            <text:p>INTERMEDIATE FOLDERS</text:p>
          </table:table-cell>
          <table:table-cell table:style-name="ce2" table:number-columns-repeated="30"/>
        </table:table-row>
        <table:table-row table:style-name="ro1">
          <table:table-cell office:value-type="string">
            <text:p>Dust Storm</text:p>
          </table:table-cell>
          <table:table-cell table:number-columns-repeated="2" office:value-type="string">
            <text:p>101 14</text:p>
          </table:table-cell>
          <table:table-cell table:number-columns-repeated="2" office:value-type="string">
            <text:p>102 18</text:p>
          </table:table-cell>
          <table:table-cell table:number-columns-repeated="2" office:value-type="string">
            <text:p>50 14</text:p>
          </table:table-cell>
          <table:table-cell table:number-columns-repeated="2" office:value-type="string">
            <text:p>50 18</text:p>
          </table:table-cell>
          <table:table-cell table:number-columns-repeated="4" office:value-type="string">
            <text:p>4 26</text:p>
          </table:table-cell>
          <table:table-cell table:number-columns-repeated="3" office:value-type="string">
            <text:p>93 17</text:p>
          </table:table-cell>
          <table:table-cell table:number-columns-repeated="3" office:value-type="string">
            <text:p>65 17</text:p>
          </table:table-cell>
          <table:table-cell table:number-columns-repeated="2" office:value-type="string">
            <text:p>170 26</text:p>
          </table:table-cell>
          <table:table-cell table:number-columns-repeated="2" office:value-type="string">
            <text:p>159 26</text:p>
          </table:table-cell>
          <table:table-cell office:value-type="string">
            <text:p>160 26</text:p>
          </table:table-cell>
          <table:table-cell office:value-type="string">
            <text:p>182 26</text:p>
          </table:table-cell>
          <table:table-cell table:number-columns-repeated="2" office:value-type="string">
            <text:p>153 26</text:p>
          </table:table-cell>
          <table:table-cell table:number-columns-repeated="2" office:value-type="string">
            <text:p>141 26</text:p>
          </table:table-cell>
          <table:table-cell office:value-type="string">
            <text:p>213 6</text:p>
          </table:table-cell>
          <table:table-cell office:value-type="string">
            <text:p>247 3</text:p>
          </table:table-cell>
        </table:table-row>
        <table:table-row table:style-name="ro1">
          <table:table-cell office:value-type="string">
            <text:p>Samurai Showdown</text:p>
          </table:table-cell>
          <table:table-cell table:number-columns-repeated="2" office:value-type="string">
            <text:p>30 24</text:p>
          </table:table-cell>
          <table:table-cell table:number-columns-repeated="2" office:value-type="string">
            <text:p>31 24</text:p>
          </table:table-cell>
          <table:table-cell table:number-columns-repeated="2" office:value-type="string">
            <text:p>32 24</text:p>
          </table:table-cell>
          <table:table-cell office:value-type="string">
            <text:p>33 15</text:p>
          </table:table-cell>
          <table:table-cell office:value-type="string">
            <text:p>34 15</text:p>
          </table:table-cell>
          <table:table-cell office:value-type="string">
            <text:p>35 15</text:p>
          </table:table-cell>
          <table:table-cell office:value-type="string">
            <text:p>36 15</text:p>
          </table:table-cell>
          <table:table-cell table:number-columns-repeated="2" office:value-type="string">
            <text:p>37 1</text:p>
          </table:table-cell>
          <table:table-cell office:value-type="string">
            <text:p>38 1</text:p>
          </table:table-cell>
          <table:table-cell table:number-columns-repeated="3" office:value-type="string">
            <text:p>39 15</text:p>
          </table:table-cell>
          <table:table-cell table:number-columns-repeated="2" office:value-type="string">
            <text:p>40 15</text:p>
          </table:table-cell>
          <table:table-cell table:number-columns-repeated="4" office:value-type="string">
            <text:p>42 26</text:p>
          </table:table-cell>
          <table:table-cell office:value-type="string">
            <text:p>192 24</text:p>
          </table:table-cell>
          <table:table-cell office:value-type="string">
            <text:p>151 24</text:p>
          </table:table-cell>
          <table:table-cell table:number-columns-repeated="2" office:value-type="string">
            <text:p>195 26</text:p>
          </table:table-cell>
          <table:table-cell table:number-columns-repeated="2" office:value-type="string">
            <text:p>160 26</text:p>
          </table:table-cell>
          <table:table-cell office:value-type="string">
            <text:p>202 12</text:p>
          </table:table-cell>
          <table:table-cell office:value-type="string">
            <text:p>207 15</text:p>
          </table:table-cell>
        </table:table-row>
        <table:table-row table:style-name="ro1">
          <table:table-cell office:value-type="string">
            <text:p>Python's Grasp</text:p>
          </table:table-cell>
          <table:table-cell table:number-columns-repeated="2" office:value-type="string">
            <text:p>133 1</text:p>
          </table:table-cell>
          <table:table-cell office:value-type="string">
            <text:p>133 2</text:p>
          </table:table-cell>
          <table:table-cell office:value-type="string">
            <text:p>133 3</text:p>
          </table:table-cell>
          <table:table-cell table:number-columns-repeated="2" office:value-type="string">
            <text:p>108 0</text:p>
          </table:table-cell>
          <table:table-cell table:number-columns-repeated="2" office:value-type="string">
            <text:p>109 0</text:p>
          </table:table-cell>
          <table:table-cell table:number-columns-repeated="2" office:value-type="string">
            <text:p>138 26</text:p>
          </table:table-cell>
          <table:table-cell table:number-columns-repeated="2" office:value-type="string">
            <text:p>140 24</text:p>
          </table:table-cell>
          <table:table-cell table:number-columns-repeated="2" office:value-type="string">
            <text:p>159 26</text:p>
          </table:table-cell>
          <table:table-cell table:number-columns-repeated="2" office:value-type="string">
            <text:p>131 24</text:p>
          </table:table-cell>
          <table:table-cell table:number-columns-repeated="2" office:value-type="string">
            <text:p>170 24</text:p>
          </table:table-cell>
          <table:table-cell table:number-columns-repeated="2" office:value-type="string">
            <text:p>136 0</text:p>
          </table:table-cell>
          <table:table-cell table:number-columns-repeated="2" office:value-type="string">
            <text:p>160 26</text:p>
          </table:table-cell>
          <table:table-cell table:number-columns-repeated="2" office:value-type="string">
            <text:p>195 26</text:p>
          </table:table-cell>
          <table:table-cell table:number-columns-repeated="2" office:value-type="string">
            <text:p>129 26</text:p>
          </table:table-cell>
          <table:table-cell table:number-columns-repeated="2" office:value-type="string">
            <text:p>130 26</text:p>
          </table:table-cell>
          <table:table-cell office:value-type="string">
            <text:p>203 14</text:p>
          </table:table-cell>
          <table:table-cell office:value-type="string">
            <text:p>204 0</text:p>
          </table:table-cell>
        </table:table-row>
        <table:table-row table:style-name="ro1">
          <table:table-cell table:style-name="ce1" office:value-type="string">
            <text:p>MEME FOLDERS</text:p>
          </table:table-cell>
          <table:table-cell table:style-name="ce2" table:number-columns-repeated="30"/>
        </table:table-row>
        <table:table-row table:style-name="ro1">
          <table:table-cell office:value-type="string">
            <text:p>Whack-A-Mole</text:p>
          </table:table-cell>
          <table:table-cell table:number-columns-repeated="2" office:value-type="string">
            <text:p>162 26</text:p>
          </table:table-cell>
          <table:table-cell office:value-type="string">
            <text:p>163 26</text:p>
          </table:table-cell>
          <table:table-cell office:value-type="string">
            <text:p>164 12</text:p>
          </table:table-cell>
          <table:table-cell table:number-columns-repeated="4" office:value-type="string">
            <text:p>64 26</text:p>
          </table:table-cell>
          <table:table-cell table:number-columns-repeated="3" office:value-type="string">
            <text:p>110 4</text:p>
          </table:table-cell>
          <table:table-cell table:number-columns-repeated="4" office:value-type="string">
            <text:p>47 4</text:p>
          </table:table-cell>
          <table:table-cell table:number-columns-repeated="2" office:value-type="string">
            <text:p>152 12</text:p>
          </table:table-cell>
          <table:table-cell table:number-columns-repeated="2" office:value-type="string">
            <text:p>100 26</text:p>
          </table:table-cell>
          <table:table-cell table:number-columns-repeated="2" office:value-type="string">
            <text:p>159 26</text:p>
          </table:table-cell>
          <table:table-cell table:number-columns-repeated="2" office:value-type="string">
            <text:p>87 4</text:p>
          </table:table-cell>
          <table:table-cell table:number-columns-repeated="2" office:value-type="string">
            <text:p>160 26</text:p>
          </table:table-cell>
          <table:table-cell table:number-columns-repeated="2" office:value-type="string">
            <text:p>195 26</text:p>
          </table:table-cell>
          <table:table-cell office:value-type="string">
            <text:p>208 25</text:p>
          </table:table-cell>
          <table:table-cell office:value-type="string">
            <text:p>267 12</text:p>
          </table:table-cell>
          <table:table-cell office:value-type="string">
            <text:p>262 3</text:p>
          </table:table-cell>
        </table:table-row>
        <table:table-row table:style-name="ro1">
          <table:table-cell office:value-type="string">
            <text:p>ProtoMan</text:p>
          </table:table-cell>
          <table:table-cell table:number-columns-repeated="2" office:value-type="string">
            <text:p>39 11</text:p>
          </table:table-cell>
          <table:table-cell table:number-columns-repeated="2" office:value-type="string">
            <text:p>31 11</text:p>
          </table:table-cell>
          <table:table-cell table:number-columns-repeated="2" office:value-type="string">
            <text:p>32 11</text:p>
          </table:table-cell>
          <table:table-cell office:value-type="string">
            <text:p>43 1</text:p>
          </table:table-cell>
          <table:table-cell table:number-columns-repeated="3" office:value-type="string">
            <text:p>37 1</text:p>
          </table:table-cell>
          <table:table-cell table:number-columns-repeated="2" office:value-type="string">
            <text:p>192 1</text:p>
          </table:table-cell>
          <table:table-cell office:value-type="string">
            <text:p>151 1</text:p>
          </table:table-cell>
          <table:table-cell table:number-columns-repeated="4" office:value-type="string">
            <text:p>118 26</text:p>
          </table:table-cell>
          <table:table-cell table:number-columns-repeated="2" office:value-type="string">
            <text:p>130 26</text:p>
          </table:table-cell>
          <table:table-cell table:number-columns-repeated="2" office:value-type="string">
            <text:p>194 26</text:p>
          </table:table-cell>
          <table:table-cell office:value-type="string">
            <text:p>168 26</text:p>
          </table:table-cell>
          <table:table-cell table:number-columns-repeated="3" office:value-type="string">
            <text:p>195 26</text:p>
          </table:table-cell>
          <table:table-cell office:value-type="string">
            <text:p>173 26</text:p>
          </table:table-cell>
          <table:table-cell office:value-type="string">
            <text:p>174 26</text:p>
          </table:table-cell>
          <table:table-cell office:value-type="string">
            <text:p>165 26</text:p>
          </table:table-cell>
          <table:table-cell office:value-type="string">
            <text:p>211 26</text:p>
          </table:table-cell>
          <table:table-cell office:value-type="string">
            <text:p>202 12</text:p>
          </table:table-cell>
        </table:table-row>
        <table:table-row table:style-name="ro1">
          <table:table-cell office:value-type="string">
            <text:p>BombMan</text:p>
          </table:table-cell>
          <table:table-cell table:number-columns-repeated="2" office:value-type="string">
            <text:p>21 26</text:p>
          </table:table-cell>
          <table:table-cell table:number-columns-repeated="2" office:value-type="string">
            <text:p>22 26</text:p>
          </table:table-cell>
          <table:table-cell table:number-columns-repeated="3" office:value-type="string">
            <text:p>27 11</text:p>
          </table:table-cell>
          <table:table-cell table:number-columns-repeated="3" office:value-type="string">
            <text:p>28 3</text:p>
          </table:table-cell>
          <table:table-cell table:number-columns-repeated="3" office:value-type="string">
            <text:p>99 11</text:p>
          </table:table-cell>
          <table:table-cell table:number-columns-repeated="2" office:value-type="string">
            <text:p>100 3</text:p>
          </table:table-cell>
          <table:table-cell office:value-type="string">
            <text:p>138 3</text:p>
          </table:table-cell>
          <table:table-cell office:value-type="string">
            <text:p>159 26</text:p>
          </table:table-cell>
          <table:table-cell table:number-columns-repeated="2" office:value-type="string">
            <text:p>26 26</text:p>
          </table:table-cell>
          <table:table-cell table:number-columns-repeated="2" office:value-type="string">
            <text:p>18 26</text:p>
          </table:table-cell>
          <table:table-cell table:number-columns-repeated="2" office:value-type="string">
            <text:p>179 26</text:p>
          </table:table-cell>
          <table:table-cell office:value-type="string">
            <text:p>158 26</text:p>
          </table:table-cell>
          <table:table-cell table:number-columns-repeated="4" office:value-type="string">
            <text:p>195 26</text:p>
          </table:table-cell>
          <table:table-cell office:value-type="string">
            <text:p>205 26</text:p>
          </table:table-cell>
          <table:table-cell office:value-type="string">
            <text:p>257 5</text:p>
          </table:table-cell>
        </table:table-row>
        <table:table-row table:style-name="ro1">
          <table:table-cell office:value-type="string">
            <text:p>GutsMan</text:p>
          </table:table-cell>
          <table:table-cell table:number-columns-repeated="2" office:value-type="string">
            <text:p>44 17</text:p>
          </table:table-cell>
          <table:table-cell table:number-columns-repeated="4" office:value-type="string">
            <text:p>47 4</text:p>
          </table:table-cell>
          <table:table-cell table:number-columns-repeated="4" office:value-type="string">
            <text:p>48 17</text:p>
          </table:table-cell>
          <table:table-cell table:number-columns-repeated="2" office:value-type="string">
            <text:p>141 17</text:p>
          </table:table-cell>
          <table:table-cell office:value-type="string">
            <text:p>173 17</text:p>
          </table:table-cell>
          <table:table-cell office:value-type="string">
            <text:p>174 17</text:p>
          </table:table-cell>
          <table:table-cell office:value-type="string">
            <text:p>175 17</text:p>
          </table:table-cell>
          <table:table-cell table:number-columns-repeated="2" office:value-type="string">
            <text:p>120 4</text:p>
          </table:table-cell>
          <table:table-cell table:number-columns-repeated="2" office:value-type="string">
            <text:p>118 26</text:p>
          </table:table-cell>
          <table:table-cell table:number-columns-repeated="2" office:value-type="string">
            <text:p>138 26</text:p>
          </table:table-cell>
          <table:table-cell table:number-columns-repeated="2" office:value-type="string">
            <text:p>4 26</text:p>
          </table:table-cell>
          <table:table-cell office:value-type="string">
            <text:p>183 26</text:p>
          </table:table-cell>
          <table:table-cell table:number-columns-repeated="2" office:value-type="string">
            <text:p>64 26</text:p>
          </table:table-cell>
          <table:table-cell table:number-columns-repeated="2" office:value-type="string">
            <text:p>159 26</text:p>
          </table:table-cell>
          <table:table-cell office:value-type="string">
            <text:p>213 6</text:p>
          </table:table-cell>
          <table:table-cell office:value-type="string">
            <text:p>222 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12/16/2019</text:date>, <text:time>18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8M22S</meta:editing-duration>
    <meta:editing-cycles>200</meta:editing-cycles>
    <meta:generator>OpenOffice/4.1.7$Win32 OpenOffice.org_project/417m1$Build-9800</meta:generator>
    <dc:date>2019-12-16T18:58:54.84</dc:date>
    <dc:creator>X Kirby </dc:creator>
    <meta:document-statistic meta:table-count="1" meta:cell-count="717" meta:object-count="0"/>
    <meta:user-defined meta:name="Info 1"/>
    <meta:user-defined meta:name="Info 2"/>
    <meta:user-defined meta:name="Info 3"/>
    <meta:user-defined meta:name="Info 4"/>
  </office:meta>
</office:document-meta>
</file>